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6866in"/>
    </style:style>
    <style:style style:name="co8" style:family="table-column">
      <style:table-column-properties fo:break-before="auto" style:column-width="0.61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16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17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0</text:p>
          </table:table-cell>
          <table:table-cell office:value-type="string">
            <text:p>“There's no dirt on his shoes. That's how we knew he was dragged to this loc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1</text:p>
          </table:table-cell>
          <table:table-cell office:value-type="string">
            <text:p>“May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Hey, I just noticed that these shoes seem really heav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2</text:p>
          </table:table-cell>
          <table:table-cell office:value-type="string">
            <text:p>“Hm. Maybe there's something hidden inside the heel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Nice bad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7</text:p>
          </table:table-cell>
          <table:table-cell office:value-type="string">
            <text:p>“Cool revol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10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10" office:value-type="string">
            <text:p>*nothing, just a game over*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What if I take you out to dinner? Then would you tell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Sorry. I don't eat where I 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Jewelry, books, and other worthless shit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We're going back to the station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15" office:value-type="string">
            <text:p>MAVI316</text:p>
          </table:table-cell>
          <table:table-cell office:value-type="string">
            <text:p>“Right behind you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It's the fire alarm. It might distract hi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ARM BELL</text:p>
          </table:table-cell>
          <table:table-cell office:value-type="string">
            <text:p>MAVI415</text:p>
          </table:table-cell>
          <table:table-cell office:value-type="string">
            <text:p>“It's the alarm bell. It'll set off if I trigger the alar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16" office:value-type="string">
            <text:p>MAVI317</text:p>
          </table:table-cell>
          <table:table-cell office:value-type="string">
            <text:p>“Wow, he really did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10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17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3</text:p>
          </table:table-cell>
          <table:table-cell table:style-name="ce15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8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a)</text:p>
          </table:table-cell>
          <table:table-cell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b)</text:p>
          </table:table-cell>
          <table:table-cell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c)</text:p>
          </table:table-cell>
          <table:table-cell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0</text:p>
          </table:table-cell>
          <table:table-cell office:value-type="string">
            <text:p>“My guess is he took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63</text:p>
          </table:table-cell>
          <table:table-cell office:value-type="string">
            <text:p>“Just answer the ques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4</text:p>
          </table:table-cell>
          <table:table-cell office:value-type="string">
            <text:p>“You can't make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364</text:p>
          </table:table-cell>
          <table:table-cell office:value-type="string">
            <text:p>CHOICE F: “I'll be b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5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APE ON JEFF</text:p>
          </table:table-cell>
          <table:table-cell office:value-type="string">
            <text:p>MAVI412</text:p>
          </table:table-cell>
          <table:table-cell office:value-type="string">
            <text:p>“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6</text:p>
          </table:table-cell>
          <table:table-cell office:value-type="string">
            <text:p>“I ain't sayin' noth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8" office:value-type="string">
            <text:p>MAVI413</text:p>
          </table:table-cell>
          <table:table-cell office:value-type="string">
            <text:p>“I know ways of making you tal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6</text:p>
          </table:table-cell>
          <table:table-cell office:value-type="string">
            <text:p>“Oh 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7</text:p>
          </table:table-cell>
          <table:table-cell office:value-type="string">
            <text:p>“Ow, chri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2</text:p>
          </table:table-cell>
          <table:table-cell office:value-type="string">
            <text:p>“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79</text:p>
          </table:table-cell>
          <table:table-cell office:value-type="string">
            <text:p>“Tony Canoli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0</text:p>
          </table:table-cell>
          <table:table-cell office:value-type="string">
            <text:p>“What about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1</text:p>
          </table:table-cell>
          <table:table-cell office:value-type="string">
            <text:p>“And Detective Mill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2</text:p>
          </table:table-cell>
          <table:table-cell office:value-type="string">
            <text:p>“That's all I needed to know. Let's got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5</text:p>
          </table:table-cell>
          <table:table-cell office:value-type="string">
            <text:p>“Okay, I'll book this gu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JEFF WITH TAPE x2</text:p>
          </table:table-cell>
          <table:table-cell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office:value-type="string">
            <text:p>MAVI387</text:p>
          </table:table-cell>
          <table:table-cell office:value-type="string">
            <text:p>“This light buzzing is gonna drive me craz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office:value-type="string">
            <text:p>MAVI391</text:p>
          </table:table-cell>
          <table:table-cell office:value-type="string">
            <text:p>“It's empt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15" office:value-type="string">
            <text:p>MAVI409</text:p>
          </table:table-cell>
          <table:table-cell office:value-type="string">
            <text:p>“The safe is lock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7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office:value-type="string">
            <text:p>MAVI404</text:p>
          </table:table-cell>
          <table:table-cell office:value-type="string">
            <text:p>“No, that's not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6</text:p>
          </table:table-cell>
          <table:table-cell office:value-type="string">
            <text:p>“My brain is so fucking bi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office:value-type="string">
            <text:p>MAVI410</text:p>
          </table:table-cell>
          <table:table-cell office:value-type="string">
            <text:p>“Yeah! It's a tape record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1</text:p>
          </table:table-cell>
          <table:table-cell office:value-type="string">
            <text:p>“Jeffery, I need you to lay low for a whi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2</text:p>
          </table:table-cell>
          <table:table-cell office:value-type="string">
            <text:p>“Chris Johnson's not playin' fair and thinks he can hide in southside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3</text:p>
          </table:table-cell>
          <table:table-cell office:value-type="string">
            <text:p>“I just got a new shipment and I've got Lori breathin' down my neck for the cash. I ain't got shit to give hi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4</text:p>
          </table:table-cell>
          <table:table-cell office:value-type="string">
            <text:p>“Just mail me the money when you got it ready. I'll figure somethin' ou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16</text:p>
          </table:table-cell>
          <table:table-cell office:value-type="string">
            <text:p>“Bingo. I've got some questions for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APE RECORDER</text:p>
          </table:table-cell>
          <table:table-cell office:value-type="string">
            <text:p>MAVI417</text:p>
          </table:table-cell>
          <table:table-cell office:value-type="string">
            <text:p>“Hello. My name is Detective Mavish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TAPE5</text:p>
          </table:table-cell>
          <table:table-cell office:value-type="string">
            <text:p>(low-pass filter) “Hello. My name is Detective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18</text:p>
          </table:table-cell>
          <table:table-cell office:value-type="string">
            <text:p>“Heheh. I love tape recorder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FRONT OF THE APARTMENT BUILDING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ARRIVE</text:p>
          </table:table-cell>
          <table:table-cell office:value-type="string">
            <text:p>MAVI419</text:p>
          </table:table-cell>
          <table:table-cell office:value-type="string">
            <text:p>“I need to check if this is the place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after photograph)</text:p>
          </table:table-cell>
          <table:table-cell office:value-type="string">
            <text:p>MAVI420</text:p>
          </table:table-cell>
          <table:table-cell office:value-type="string">
            <text:p>“Yeah, this is the pla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21</text:p>
          </table:table-cell>
          <table:table-cell office:value-type="string">
            <text:p>“I was hoping it wouldn't look like bad in per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2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423</text:p>
          </table:table-cell>
          <table:table-cell office:value-type="string">
            <text:p>“It's the one window of the entire building that isn't brok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WINDOW</text:p>
          </table:table-cell>
          <table:table-cell office:value-type="string">
            <text:p>MAVI424</text:p>
          </table:table-cell>
          <table:table-cell office:value-type="string">
            <text:p>“I hope that didn't blow my cov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435</text:p>
          </table:table-cell>
          <table:table-cell office:value-type="string">
            <text:p>“I'm a detective. I can go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INE</text:p>
          </table:table-cell>
          <table:table-cell office:value-type="string">
            <text:p>MAVI436</text:p>
          </table:table-cell>
          <table:table-cell office:value-type="string">
            <text:p>“I don't think this building's been taken care of in a long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INE</text:p>
          </table:table-cell>
          <table:table-cell office:value-type="string">
            <text:p>MAVI437</text:p>
          </table:table-cell>
          <table:table-cell office:value-type="string">
            <text:p>“This vine would come crashing down if I tried to climb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38</text:p>
          </table:table-cell>
          <table:table-cell office:value-type="string">
            <text:p>“I'm just so fat go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RV</text:p>
          </table:table-cell>
          <table:table-cell office:value-type="string">
            <text:p>MAVI439</text:p>
          </table:table-cell>
          <table:table-cell office:value-type="string">
            <text:p>“It's my RV. I came here on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RV</text:p>
          </table:table-cell>
          <table:table-cell office:value-type="string">
            <text:p>MAVI440</text:p>
          </table:table-cell>
          <table:table-cell office:value-type="string">
            <text:p>“I can't leave now. Not until I get to the bottom of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LEVEL 1 APARTMENT BUILDING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41</text:p>
          </table:table-cell>
          <table:table-cell office:value-type="string">
            <text:p>“It leads back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RICK</text:p>
          </table:table-cell>
          <table:table-cell office:value-type="string">
            <text:p>MAVI442</text:p>
          </table:table-cell>
          <table:table-cell office:value-type="string">
            <text:p>“It's the brick I threw in through the wind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 UP BRICK</text:p>
          </table:table-cell>
          <table:table-cell office:value-type="string">
            <text:p>MAVI443</text:p>
          </table:table-cell>
          <table:table-cell office:value-type="string">
            <text:p>“I might need this agai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(ANY) DOOR</text:p>
          </table:table-cell>
          <table:table-cell office:value-type="string">
            <text:p>MAVI444</text:p>
          </table:table-cell>
          <table:table-cell office:value-type="string">
            <text:p>“Not sure if anybody is living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5</text:p>
          </table:table-cell>
          <table:table-cell office:value-type="string">
            <text:p>“It looks to be in disrepai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6</text:p>
          </table:table-cell>
          <table:table-cell office:value-type="string">
            <text:p>“I hope nobody's living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7</text:p>
          </table:table-cell>
          <table:table-cell office:value-type="string">
            <text:p>“The lock on the door looks jamm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EBRIS</text:p>
          </table:table-cell>
          <table:table-cell office:value-type="string">
            <text:p>MAVI448</text:p>
          </table:table-cell>
          <table:table-cell office:value-type="string">
            <text:p>“This place looks like it could fall apart any minut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9</text:p>
          </table:table-cell>
          <table:table-cell office:value-type="string">
            <text:p>“It's strange to believe a rich gangster's been living in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TAIRWELL DOOR</text:p>
          </table:table-cell>
          <table:table-cell office:value-type="string">
            <text:p>MAVI450</text:p>
          </table:table-cell>
          <table:table-cell office:value-type="string">
            <text:p>“It's the door to the stairwell. Canoli's room should be up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STAIRS</text:p>
          </table:table-cell>
          <table:table-cell office:value-type="string">
            <text:p>MAVI451</text:p>
          </table:table-cell>
          <table:table-cell office:value-type="string">
            <text:p>“They lead up to Canoli's room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52</text:p>
          </table:table-cell>
          <table:table-cell office:value-type="string">
            <text:p>“I'm feeling anxious of what lies ahea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53</text:p>
          </table:table-cell>
          <table:table-cell office:value-type="string">
            <text:p>“I need to be prepar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AY BACK</text:p>
          </table:table-cell>
          <table:table-cell office:value-type="string">
            <text:p>MAVI454</text:p>
          </table:table-cell>
          <table:table-cell office:value-type="string">
            <text:p>“It's where I came from. I might wanna go back out and take a breath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55</text:p>
          </table:table-cell>
          <table:table-cell office:value-type="string">
            <text:p>“I really want to go back. I'm getting nervo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56</text:p>
          </table:table-cell>
          <table:table-cell office:value-type="string">
            <text:p>“Here it is. Room 204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57</text:p>
          </table:table-cell>
          <table:table-cell office:value-type="string">
            <text:p>“Open up, it's the polic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58</text:p>
          </table:table-cell>
          <table:table-cell office:value-type="string">
            <text:p>“. . . <text:s/>That's it, I'm coming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59</text:p>
          </table:table-cell>
          <table:table-cell office:value-type="string">
            <text:p>“Hmm . . . I need something to break i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R GUN ON DOOR</text:p>
          </table:table-cell>
          <table:table-cell office:value-type="string">
            <text:p>MAVI460</text:p>
          </table:table-cell>
          <table:table-cell office:value-type="string">
            <text:p>“Here I go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ROOM 204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S ROOM</text:p>
          </table:table-cell>
          <table:table-cell office:value-type="string">
            <text:p>MAVI461</text:p>
          </table:table-cell>
          <table:table-cell office:value-type="string">
            <text:p>“What th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2</text:p>
          </table:table-cell>
          <table:table-cell office:value-type="string">
            <text:p>“What is this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ootstep sounds</text:p>
          </table:table-cell>
          <table:table-cell table:style-name="ce10" office:value-type="string">
            <text:p>MAVI463</text:p>
          </table:table-cell>
          <table:table-cell office:value-type="string">
            <text:p>“Someone's com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 ENTERS, FAIL 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, I wouldn'tve caught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-MAVISH IN RIGHT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 somewhere else, I wouldn't have caught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-MAVISH IN TOP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distracted me so I thought you were somewhere else, I wouldn't have caught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-RECORDER IN CLOSET</text:p>
          </table:table-cell>
          <table:table-cell office:value-type="string">
            <text:p>HAYN68</text:p>
          </table:table-cell>
          <table:table-cell office:value-type="string">
            <text:p>“I hear you in there Mavish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THEN USE GUN</text:p>
          </table:table-cell>
          <table:table-cell office:value-type="string">
            <text:p>MAVI466</text:p>
          </table:table-cell>
          <table:table-cell office:value-type="string">
            <text:p>“Tricked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70</text:p>
          </table:table-cell>
          <table:table-cell office:value-type="string">
            <text:p>“M-Mavish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7</text:p>
          </table:table-cell>
          <table:table-cell office:value-type="string">
            <text:p>“Why'd you do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71</text:p>
          </table:table-cell>
          <table:table-cell office:value-type="string">
            <text:p>“C-Cannoli . . . H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8</text:p>
          </table:table-cell>
          <table:table-cell office:value-type="string">
            <text:p>“Is he the one who killed my partn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Answer me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ylvia enters</text:p>
          </table:table-cell>
          <table:table-cell office:value-type="string">
            <text:p>MAVI470</text:p>
          </table:table-cell>
          <table:table-cell office:value-type="string">
            <text:p>“Sylvia? What are you doing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3</text:p>
          </table:table-cell>
          <table:table-cell office:value-type="string">
            <text:p>“Trust me, Mavish. It's for the bett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N1</text:p>
          </table:table-cell>
          <table:table-cell office:value-type="string">
            <text:p>“Hey! Thanks so much, da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4</text:p>
          </table:table-cell>
          <table:table-cell office:value-type="string">
            <text:p>“Haynes is dead,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N2</text:p>
          </table:table-cell>
          <table:table-cell office:value-type="string">
            <text:p>“What? Oh my go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He tried to kill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N3</text:p>
          </table:table-cell>
          <table:table-cell office:value-type="string">
            <text:p>“Fuckin' idiot got what he deser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N4</text:p>
          </table:table-cell>
          <table:table-cell office:value-type="string">
            <text:p>“Grab Mavish. Get him into the van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THEN DONT USE GUN</text:p>
          </table:table-cell>
          <table:table-cell office:value-type="string">
            <text:p>MAVI467</text:p>
          </table:table-cell>
          <table:table-cell office:value-type="string">
            <text:p>“Haynes, thank god you're here!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68</text:p>
          </table:table-cell>
          <table:table-cell office:value-type="string">
            <text:p>“You had the advantage on me. If you shot me, this wouldn't have happen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N ON DOOR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had a few moments to digest the fact that you needed to kill me, this would not have happen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CANNOLI BASEMEN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68</text:p>
          </table:table-cell>
          <table:table-cell office:value-type="string">
            <text:p>“I've gotta get out of here.”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OR IF SECOND TIME</text:p>
          </table:table-cell>
          <table:table-cell office:value-type="string">
            <text:p>MAVI473</text:p>
          </table:table-cell>
          <table:table-cell office:value-type="string">
            <text:p>“Wait, something isn't right . . .”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office:value-type="string">
            <text:p>MAVI474</text:p>
          </table:table-cell>
          <table:table-cell office:value-type="string">
            <text:p>“. . . When did that door get opened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470</text:p>
          </table:table-cell>
          <table:table-cell office:value-type="string">
            <text:p>“I'm tired to this chair and my hands are completely bound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71</text:p>
          </table:table-cell>
          <table:table-cell office:value-type="string">
            <text:p>“This is like being in jail, except there is no justice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xcept not in chair</text:p>
          </table:table-cell>
          <table:table-cell office:value-type="string">
            <text:p>MAVI484</text:p>
          </table:table-cell>
          <table:table-cell office:value-type="string">
            <text:p>“The chair is completely coated in sw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72</text:p>
          </table:table-cell>
          <table:table-cell office:value-type="string">
            <text:p>“The door is sealed. I think it leads into the manor.”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OR IF SECOND TIME</text:p>
          </table:table-cell>
          <table:table-cell office:value-type="string">
            <text:p>MAVI475</text:p>
          </table:table-cell>
          <table:table-cell office:value-type="string">
            <text:p>“Whatever busted this door open had to have been very powerfu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76</text:p>
          </table:table-cell>
          <table:table-cell office:value-type="string">
            <text:p>“My hands are too soft to grip the handle on this hard doo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479</text:p>
          </table:table-cell>
          <table:table-cell office:value-type="string">
            <text:p>“I SAID, MY HANDS ARE TOO SOFT TO GRIP THE HANDLE ON THIS HARD DOO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480</text:p>
          </table:table-cell>
          <table:table-cell office:value-type="string">
            <text:p>“I CANNOT GO IN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ITEM ON DOOR</text:p>
          </table:table-cell>
          <table:table-cell office:value-type="string">
            <text:p>MAVI477</text:p>
          </table:table-cell>
          <table:table-cell office:value-type="string">
            <text:p>“I doubt a nuclear bomb could take down this door,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f it's a brick</text:p>
          </table:table-cell>
          <table:table-cell office:value-type="string">
            <text:p>MAVI478</text:p>
          </table:table-cell>
          <table:table-cell office:value-type="string">
            <text:p>“let alone a brick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r gun</text:p>
          </table:table-cell>
          <table:table-cell office:value-type="string">
            <text:p>MAVI481</text:p>
          </table:table-cell>
          <table:table-cell office:value-type="string">
            <text:p>“let alone a bullet.”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if it's shoes</text:p>
          </table:table-cell>
          <table:table-cell office:value-type="string">
            <text:p>MAVI482</text:p>
          </table:table-cell>
          <table:table-cell office:value-type="string">
            <text:p>“let alone a mighty kick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f it's badge</text:p>
          </table:table-cell>
          <table:table-cell office:value-type="string">
            <text:p>MAVI483</text:p>
          </table:table-cell>
          <table:table-cell office:value-type="string">
            <text:p>“let alone the law of the la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LASS</text:p>
          </table:table-cell>
          <table:table-cell office:value-type="string">
            <text:p>MAVI485</text:p>
          </table:table-cell>
          <table:table-cell office:value-type="string">
            <text:p>“There's broken glass all over the fl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86</text:p>
          </table:table-cell>
          <table:table-cell office:value-type="string">
            <text:p>“I need to find a way to walk through here without getting hur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ROKEN GLASS</text:p>
          </table:table-cell>
          <table:table-cell office:value-type="string">
            <text:p>MAVI487</text:p>
          </table:table-cell>
          <table:table-cell office:value-type="string">
            <text:p>“I don't think shards of glass wear shoes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BROKEN GLASS</text:p>
          </table:table-cell>
          <table:table-cell office:value-type="string">
            <text:p>MAVI488</text:p>
          </table:table-cell>
          <table:table-cell office:value-type="string">
            <text:p>“Shit. That just made the shards smaller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LACES ON BROKEN GLASS</text:p>
          </table:table-cell>
          <table:table-cell office:value-type="string">
            <text:p>MAVI489</text:p>
          </table:table-cell>
          <table:table-cell office:value-type="string">
            <text:p>“Tying up these shards would take too long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GUN ON BROKEN GLASS</text:p>
          </table:table-cell>
          <table:table-cell office:value-type="string">
            <text:p>MAVI490</text:p>
          </table:table-cell>
          <table:table-cell office:value-type="string">
            <text:p>“What if the bullet ricochets off the glass and hits me in the brain?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ADGE ON BROKEN GLASS</text:p>
          </table:table-cell>
          <table:table-cell office:value-type="string">
            <text:p>MAVI491</text:p>
          </table:table-cell>
          <table:table-cell office:value-type="string">
            <text:p>“Broken glass, I'm a cop. You're under arrest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VASE ON BROKEN GLASS</text:p>
          </table:table-cell>
          <table:table-cell office:value-type="string">
            <text:p>MAVI492</text:p>
          </table:table-cell>
          <table:table-cell office:value-type="string">
            <text:p>“This vase is too smooth and beautiful to hold broken glass inside of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TEP ON BROKEN GLASS</text:p>
          </table:table-cell>
          <table:table-cell office:value-type="string">
            <text:p>MAVI493</text:p>
          </table:table-cell>
          <table:table-cell office:value-type="string">
            <text:p>“Ouch! Aaa! My fee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94</text:p>
          </table:table-cell>
          <table:table-cell office:value-type="string">
            <text:p>(groaning in pain) “No! It can't be!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DIDN'T HAVE LACES</text:p>
          </table:table-cell>
          <table:table-cell office:value-type="string">
            <text:p>MAVI543</text:p>
          </table:table-cell>
          <table:table-cell office:value-type="string">
            <text:p>“No! The shoes were too loose on my feet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AIR PUMP</text:p>
          </table:table-cell>
          <table:table-cell office:value-type="string">
            <text:p>MAVI495</text:p>
          </table:table-cell>
          <table:table-cell office:value-type="string">
            <text:p>“It's an air pump for bicycl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96</text:p>
          </table:table-cell>
          <table:table-cell office:value-type="string">
            <text:p>“It looks as though someone didn't seal it all the way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PUMP</text:p>
          </table:table-cell>
          <table:table-cell office:value-type="string">
            <text:p>MAVI497</text:p>
          </table:table-cell>
          <table:table-cell office:value-type="string">
            <text:p>“Finally, I'm free! Now to find that Cannoli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HANDS ON ANYTHING BUT PUMP</text:p>
          </table:table-cell>
          <table:table-cell office:value-type="string">
            <text:p>MAVI498</text:p>
          </table:table-cell>
          <table:table-cell office:value-type="string">
            <text:p>“I can't do that since I'm all tied u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HED DOOR</text:p>
          </table:table-cell>
          <table:table-cell office:value-type="string">
            <text:p>MAVI499</text:p>
          </table:table-cell>
          <table:table-cell office:value-type="string">
            <text:p>“Cannoli went out that way. I bet I could find him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ED DOOR</text:p>
          </table:table-cell>
          <table:table-cell office:value-type="string">
            <text:p>MAVI500</text:p>
          </table:table-cell>
          <table:table-cell office:value-type="string">
            <text:p>“Cannoli, you son of a bitc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1</text:p>
          </table:table-cell>
          <table:table-cell office:value-type="string">
            <text:p>“I'm coming for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CANNOLI BACKYARD LINES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MAVI502</text:p>
          </table:table-cell>
          <table:table-cell office:value-type="string">
            <text:p>“Tony Cannoli, you damn dirty dog! You're under arre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ONN5</text:p>
          </table:table-cell>
          <table:table-cell office:value-type="string">
            <text:p>“What? How'd you esc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3</text:p>
          </table:table-cell>
          <table:table-cell office:value-type="string">
            <text:p>“Get back here, bastard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office:value-type="string">
            <text:p>MAVI504</text:p>
          </table:table-cell>
          <table:table-cell office:value-type="string">
            <text:p>“Cannoli must have an extraordinary amount of wealth to afford statues like the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5</text:p>
          </table:table-cell>
          <table:table-cell office:value-type="string">
            <text:p>“Ill-gotten wealth, no les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OUNTAIN</text:p>
          </table:table-cell>
          <table:table-cell office:value-type="string">
            <text:p>MAVI506</text:p>
          </table:table-cell>
          <table:table-cell office:value-type="string">
            <text:p>“Water is pumping out of this founta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7</text:p>
          </table:table-cell>
          <table:table-cell office:value-type="string">
            <text:p>“It's quite calm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ASE (AFTER SETDOWN)</text:p>
          </table:table-cell>
          <table:table-cell office:value-type="string">
            <text:p>MAVI508</text:p>
          </table:table-cell>
          <table:table-cell office:value-type="string">
            <text:p>“The vase is completely filled with w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UP VASE</text:p>
          </table:table-cell>
          <table:table-cell office:value-type="string">
            <text:p>MAVI509</text:p>
          </table:table-cell>
          <table:table-cell office:value-type="string">
            <text:p>“The vase is min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TO PATH</text:p>
          </table:table-cell>
          <table:table-cell office:value-type="string">
            <text:p>MAVI510</text:p>
          </table:table-cell>
          <table:table-cell office:value-type="string">
            <text:p>“It's the way Cannoli ran, into the gard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TO LEFT PATH</text:p>
          </table:table-cell>
          <table:table-cell office:value-type="string">
            <text:p>MAVI511</text:p>
          </table:table-cell>
          <table:table-cell office:value-type="string">
            <text:p>“It leads to the front gates of the mano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MANOR FRONT GATES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CANOLI MANOR</text:p>
          </table:table-cell>
          <table:table-cell table:style-name="Default" office:value-type="string">
            <text:p>MAVI512</text:p>
          </table:table-cell>
          <table:table-cell office:value-type="string">
            <text:p>“Cannoli's mansion. It reeks of evi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3</text:p>
          </table:table-cell>
          <table:table-cell office:value-type="string">
            <text:p>“We'll get a warrant after I arrest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table:style-name="Default" office:value-type="string">
            <text:p>MAVI515</text:p>
          </table:table-cell>
          <table:table-cell office:value-type="string">
            <text:p>“It looks like somebody's i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CANOLI MANOR</text:p>
          </table:table-cell>
          <table:table-cell table:style-name="Default" office:value-type="string">
            <text:p>SYLV26</text:p>
          </table:table-cell>
          <table:table-cell office:value-type="string">
            <text:p>“Ah, shi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4</text:p>
          </table:table-cell>
          <table:table-cell office:value-type="string">
            <text:p>“Haha. Miller's w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27</text:p>
          </table:table-cell>
          <table:table-cell office:value-type="string">
            <text:p>“Mavish, you escaped? Hold on, I've got a plan to stop Can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6</text:p>
          </table:table-cell>
          <table:table-cell office:value-type="string">
            <text:p>“Okay. You could've just called the cop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7</text:p>
          </table:table-cell>
          <table:table-cell office:value-type="string">
            <text:p>“Wait . . . Haynes was a cop, and he was Cannoli's mo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8</text:p>
          </table:table-cell>
          <table:table-cell office:value-type="string">
            <text:p>“Maybe the rest of them are, to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table:style-name="Default" office:value-type="string">
            <text:p>MAVI519</text:p>
          </table:table-cell>
          <table:table-cell office:value-type="string">
            <text:p>“It leads back to where I came fro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table:number-columns-spanned="8" table:number-rows-spanned="1">
            <text:p>CANNOLI BACK YARD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table:style-name="Default" office:value-type="string">
            <text:p>CANN6</text:p>
          </table:table-cell>
          <table:table-cell office:value-type="string">
            <text:p>“Come on, come on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7</text:p>
          </table:table-cell>
          <table:table-cell office:value-type="string">
            <text:p>“Sweetheart, why's the door jammed!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28</text:p>
          </table:table-cell>
          <table:table-cell office:value-type="string">
            <text:p>“I'm putting an end to this charade,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8</text:p>
          </table:table-cell>
          <table:table-cell office:value-type="string">
            <text:p>“You stuck-up, rotten whor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>
            <text:p>MAVI520</text:p>
          </table:table-cell>
          <table:table-cell office:value-type="string">
            <text:p>“The jig is up,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9</text:p>
          </table:table-cell>
          <table:table-cell office:value-type="string">
            <text:p>“Oh yeah? Watch this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cannoli dives into well)</text:p>
          </table:table-cell>
          <table:table-cell table:style-name="Default" office:value-type="string">
            <text:p>MAVI521</text:p>
          </table:table-cell>
          <table:table-cell office:value-type="string">
            <text:p>“Dammit. I have to get him out of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TO PATH BACK</text:p>
          </table:table-cell>
          <table:table-cell table:style-name="Default" office:value-type="string">
            <text:p>MAVI522</text:p>
          </table:table-cell>
          <table:table-cell office:value-type="string">
            <text:p>“Leads back to the side of the man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TO WELL</text:p>
          </table:table-cell>
          <table:table-cell table:style-name="Default" office:value-type="string">
            <text:p>MAVI523</text:p>
          </table:table-cell>
          <table:table-cell office:value-type="string">
            <text:p>“Tony Cannoli is down there. It really doesn't look that deep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TALK TO WELL</text:p>
          </table:table-cell>
          <table:table-cell table:style-name="Default" office:value-type="string">
            <text:p>MAVI524</text:p>
          </table:table-cell>
          <table:table-cell office:value-type="string">
            <text:p>(reverb) “Cannoli, I'm comin' for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10</text:p>
          </table:table-cell>
          <table:table-cell office:value-type="string">
            <text:p>“In your dreams, 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11</text:p>
          </table:table-cell>
          <table:table-cell office:value-type="string">
            <text:p>“You haven't got long until you're done fo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25</text:p>
          </table:table-cell>
          <table:table-cell office:value-type="string">
            <text:p>“What did he mean by that?'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WELL</text:p>
          </table:table-cell>
          <table:table-cell table:style-name="Default" office:value-type="string">
            <text:p>MAVI543</text:p>
          </table:table-cell>
          <table:table-cell office:value-type="string">
            <text:p>“I'm too fat. I'd block off the top and suffocate Cannoli if I tried to go dow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table:style-name="Default" office:value-type="string">
            <text:p>MAVI526</text:p>
          </table:table-cell>
          <table:table-cell office:value-type="string">
            <text:p>“Looks like Cannoli really forked over a lot of cash for these statu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table:style-name="Default" office:value-type="string">
            <text:p>MAVI527</text:p>
          </table:table-cell>
          <table:table-cell office:value-type="string">
            <text:p>“Pretty sure Sylvia barricaded it so Cannoli couldn't get in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TO SYLVIA</text:p>
          </table:table-cell>
          <table:table-cell table:style-name="Default" office:value-type="string">
            <text:p>MAVI528</text:p>
          </table:table-cell>
          <table:table-cell office:value-type="string">
            <text:p>“Miller's wife. I'm not sure why she's helping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TALK TO SYLVIA</text:p>
          </table:table-cell>
          <table:table-cell table:style-name="Default" office:value-type="string">
            <text:p>MAVI529</text:p>
          </table:table-cell>
          <table:table-cell office:value-type="string">
            <text:p>“Sylvia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29</text:p>
          </table:table-cell>
          <table:table-cell office:value-type="string">
            <text:p>“Detective 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0</text:p>
          </table:table-cell>
          <table:table-cell office:value-type="string">
            <text:p>CHOICE A: “Why are you helping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0</text:p>
          </table:table-cell>
          <table:table-cell office:value-type="string">
            <text:p>“I can't explain right now, but just trust me when I say I know that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1</text:p>
          </table:table-cell>
          <table:table-cell office:value-type="string">
            <text:p>“whatever Cannoli is planning, it isn't goo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“What's he plann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2</text:p>
          </table:table-cell>
          <table:table-cell office:value-type="string">
            <text:p>“I don't think you'd understan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3</text:p>
          </table:table-cell>
          <table:table-cell office:value-type="string">
            <text:p>“Time is limited, you have to finish the job, now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CHOICE B: “Why did you work for Cannol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4</text:p>
          </table:table-cell>
          <table:table-cell office:value-type="string">
            <text:p>“Mavish, truth is Cannoli and I have had something for a long ti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5</text:p>
          </table:table-cell>
          <table:table-cell office:value-type="string">
            <text:p>“Long before you. Long before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6</text:p>
          </table:table-cell>
          <table:table-cell office:value-type="string">
            <text:p>“But that doesn't matter, right now. What matters is you finishing the job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9</text:p>
          </table:table-cell>
          <table:table-cell office:value-type="string">
            <text:p>CHOICE C: “Do you think Tony Cannoli really killed Mill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7</text:p>
          </table:table-cell>
          <table:table-cell office:value-type="string">
            <text:p>“I don't know! Even if he did, I don't think that matters now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0</text:p>
          </table:table-cell>
          <table:table-cell office:value-type="string">
            <text:p>“What do you mea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8</text:p>
          </table:table-cell>
          <table:table-cell office:value-type="string">
            <text:p>“If I could put it into words, I woul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9</text:p>
          </table:table-cell>
          <table:table-cell office:value-type="string">
            <text:p>“Just get him out of here as fast as you can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2</text:p>
          </table:table-cell>
          <table:table-cell office:value-type="string">
            <text:p>CHOICE D: “Call the polic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7</text:p>
          </table:table-cell>
          <table:table-cell office:value-type="string">
            <text:p>“You are the polic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“I'm just a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8</text:p>
          </table:table-cell>
          <table:table-cell office:value-type="string">
            <text:p>“Mavish, if there's anything I learned over these past few years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9</text:p>
          </table:table-cell>
          <table:table-cell office:value-type="string">
            <text:p>“it's that you're the best serving officer in Noir Cit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0</text:p>
          </table:table-cell>
          <table:table-cell office:value-type="string">
            <text:p>“You saw what Haynes tried to do, they're all corrupt! They work for Can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1</text:p>
          </table:table-cell>
          <table:table-cell office:value-type="string">
            <text:p>“You might be the last clean cop in this whole cit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CHOICE E: “Let me into the man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2</text:p>
          </table:table-cell>
          <table:table-cell office:value-type="string">
            <text:p>“We really don't have a whole lot of time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4</text:p>
          </table:table-cell>
          <table:table-cell office:value-type="string">
            <text:p>“What's the rush? We just have to keep an eye on Can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3</text:p>
          </table:table-cell>
          <table:table-cell office:value-type="string">
            <text:p>“Mavish, there's really not a lot of time! You have to trust m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5</text:p>
          </table:table-cell>
          <table:table-cell office:value-type="string">
            <text:p>“I don't, but ok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7</text:p>
          </table:table-cell>
          <table:table-cell office:value-type="string">
            <text:p>CHOICE F: “I'm going to arrest Tony Cannoli,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5</text:p>
          </table:table-cell>
          <table:table-cell office:value-type="string">
            <text:p>“Get him out of that well and as far away from here as possibl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SYLVIA</text:p>
          </table:table-cell>
          <table:table-cell table:style-name="Default" office:value-type="string">
            <text:p>SYLV44</text:p>
          </table:table-cell>
          <table:table-cell office:value-type="string">
            <text:p>“Mavish!? Please don't, I'm only trying to help!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throws brick)</text:p>
          </table:table-cell>
          <table:table-cell table:style-name="Default" office:value-type="string">
            <text:p>SYLV46</text:p>
          </table:table-cell>
          <table:table-cell office:value-type="string">
            <text:p>“Oh chri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6</text:p>
          </table:table-cell>
          <table:table-cell office:value-type="string">
            <text:p>“Serves you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WELL</text:p>
          </table:table-cell>
          <table:table-cell table:style-name="Default" office:value-type="string">
            <text:p>MAVI538</text:p>
          </table:table-cell>
          <table:table-cell office:value-type="string">
            <text:p>“If I drop the brick on his head, it'll just kill hi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1</text:p>
          </table:table-cell>
          <table:table-cell office:value-type="string">
            <text:p>“I need to make sure he suffers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WELL x2</text:p>
          </table:table-cell>
          <table:table-cell table:style-name="Default" office:value-type="string">
            <text:p>MAVI542</text:p>
          </table:table-cell>
          <table:table-cell office:value-type="string">
            <text:p>“Fuck it. He killed my partner, now I'm going to kill hi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WATER ON WELL</text:p>
          </table:table-cell>
          <table:table-cell table:style-name="Default" office:value-type="string">
            <text:p>CANN12</text:p>
          </table:table-cell>
          <table:table-cell office:value-type="string">
            <text:p>“*glub glub*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3</text:p>
          </table:table-cell>
          <table:table-cell office:value-type="string">
            <text:p>“I hope you can swim, you son of a bitc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4</text:p>
          </table:table-cell>
          <table:table-cell office:value-type="string">
            <text:p>“The well looks ¼ of the way fu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5</text:p>
          </table:table-cell>
          <table:table-cell office:value-type="string">
            <text:p>“The well is halfway fu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6</text:p>
          </table:table-cell>
          <table:table-cell office:value-type="string">
            <text:p>“The well is almost fu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7</text:p>
          </table:table-cell>
          <table:table-cell office:value-type="string">
            <text:p>“Huh. Cannoli drank some of the water. It's still not full y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8</text:p>
          </table:table-cell>
          <table:table-cell office:value-type="string">
            <text:p>“How fast does this guy drink water? It's half full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9</text:p>
          </table:table-cell>
          <table:table-cell office:value-type="string">
            <text:p>“The well is almost full, aga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50</text:p>
          </table:table-cell>
          <table:table-cell office:value-type="string">
            <text:p>“Well, well, well. Just look what we have here.”</text:p>
          </table:table-cell>
          <table:table-cell table:number-columns-repeated="1020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APARTMENT BUILDING</text:p>
          </table:table-cell>
          <table:covered-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IDPOINT NARRATION CUTSCENE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TER FRONT DOOR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ALK DOWN HALLWAY AND GO UP STAIR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LK DOWN HALLWAY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SE BRICK ON DOOR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 ROOM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SE RECORDER ON CLOSE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IDE IN OTHER CLOSET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CANNOLI MANOR</text:p>
          </table:table-cell>
          <table:covered-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style-name="ce14" office:value-type="string">
            <text:p>CANNOLI INTERROGATION CUTSCENE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SE AIR PUMP ON MOUTH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UT SHOES ON SELF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GO THROUGH EXIT DOOR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ILL VASE WITH WATER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LL WELL 6 TIM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visibility="filter">
          <table:table-cell table:style-name="ce9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5</text:p>
          </table:table-cell>
          <table:table-cell office:value-type="string">
            <text:p>“Hi.”</text:p>
          </table:table-cell>
          <table:table-cell table:formula="of:=LEFT([.A1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6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/>
          <table:table-cell table:number-columns-repeated="4"/>
        </table:table-row>
        <table:table-row table:style-name="ro2" table:visibility="filter">
          <table:table-cell table:style-name="ce9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4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4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5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5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3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5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6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6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6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6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9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7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7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7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7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8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81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83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6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9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91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4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9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10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0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5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09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10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2" table:visibility="filter">
          <table:table-cell table:style-name="ce9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3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4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6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2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2];4)">
            <text:p/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5];4)" office:value-type="string" office:string-value="BOUN">
            <text:p>BOUN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7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9];4)">
            <text:p/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30</text:p>
          </table:table-cell>
          <table:table-cell office:value-type="string">
            <text:p>“What?”</text:p>
          </table:table-cell>
          <table:table-cell table:formula="of:=LEFT([.A13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4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6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7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2" table:visibility="filter">
          <table:table-cell table:style-name="ce9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50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2" table:visibility="filter">
          <table:table-cell table:style-name="ce9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2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3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4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9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56];4)">
            <text:p/>
          </table:table-cell>
          <table:table-cell table:number-columns-repeated="2"/>
        </table:table-row>
        <table:table-row table:style-name="ro1" table:visibility="filter" table:number-rows-repeated="104841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5/18/2018</text:date>, <text:time>23:0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18T23:06:49.81</dc:date>
    <dc:creator>Ezry Bennett</dc:creator>
    <meta:editing-duration>P5DT2H7M18S</meta:editing-duration>
    <meta:editing-cycles>154</meta:editing-cycles>
    <meta:generator>OpenOffice/4.0.1$Win32 OpenOffice.org_project/401m5$Build-9714</meta:generator>
    <meta:document-statistic meta:table-count="3" meta:cell-count="2444" meta:object-count="0"/>
  </office:meta>
</office:document-meta>
</file>